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9da0" officeooo:paragraph-rsid="000b9da0"/>
    </style:style>
    <style:style style:name="P2" style:family="paragraph" style:parent-style-name="Standard">
      <style:text-properties officeooo:rsid="000c0a79" officeooo:paragraph-rsid="000c0a79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c0a79" officeooo:paragraph-rsid="000c0a79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c0a79" officeooo:paragraph-rsid="000cb026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db580" officeooo:paragraph-rsid="000db580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cb026" officeooo:paragraph-rsid="000cb026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0cb026" officeooo:paragraph-rsid="000cb026" style:font-weight-asian="normal" style:font-weight-complex="normal"/>
    </style:style>
    <style:style style:name="P8" style:family="paragraph" style:parent-style-name="Standard">
      <style:text-properties officeooo:rsid="000cb026" officeooo:paragraph-rsid="000cb026"/>
    </style:style>
    <style:style style:name="P9" style:family="paragraph" style:parent-style-name="Standard">
      <style:text-properties officeooo:rsid="000d6897" officeooo:paragraph-rsid="000d6897"/>
    </style:style>
    <style:style style:name="P10" style:family="paragraph" style:parent-style-name="Standard">
      <style:text-properties officeooo:rsid="000db580" officeooo:paragraph-rsid="000db580"/>
    </style:style>
    <style:style style:name="P11" style:family="paragraph" style:parent-style-name="Standard">
      <style:text-properties style:text-underline-style="none" fo:font-weight="bold" officeooo:rsid="000cb026" officeooo:paragraph-rsid="000cb026" style:font-weight-asian="bold" style:font-weight-complex="bold"/>
    </style:style>
    <style:style style:name="P12" style:family="paragraph" style:parent-style-name="Standard">
      <style:text-properties style:text-line-through-style="solid" style:text-line-through-type="single" officeooo:rsid="000c0a79" officeooo:paragraph-rsid="000c0a79"/>
    </style:style>
    <style:style style:name="P13" style:family="paragraph" style:parent-style-name="Standard">
      <style:text-properties style:text-line-through-style="solid" style:text-line-through-type="single" officeooo:rsid="000cb026" officeooo:paragraph-rsid="000cb026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erential Enriched Scan 2 </text:p>
      <text:p text:style-name="P1"/>
      <text:p text:style-name="P12">inserire ^ sullo stimatore di lamda </text:p>
      <text:p text:style-name="P2"/>
      <text:p text:style-name="P12">pagina 24: non outperforms → finds more peaks, dove macs2 trova meno picchi ma forse più accurati rispetto a descan2 che ne trova di più ma con ancora falsi positivi</text:p>
      <text:p text:style-name="P2"/>
      <text:p text:style-name="P13">reliable regions → reproducible regions</text:p>
      <text:p text:style-name="P8"/>
      <text:p text:style-name="P8">27: hightlightiing that scores of the 2 software cannot be compared.</text:p>
      <text:p text:style-name="P8">27: precisare I valori degli attributi utilizzati per il filtraggio.</text:p>
      <text:p text:style-name="P8"/>
      <text:p text:style-name="P8">28: neuroscience normalization<text:line-break/>leading to low detected differential regions</text:p>
      <text:p text:style-name="P8">has been shown in rnaseq</text:p>
      <text:p text:style-name="P8"/>
      <text:p text:style-name="P9">29: non fare nessuna normalizzazione prima di fare DE → fare qualche test in più!</text:p>
      <text:p text:style-name="P9">Per la tesi: un dataset nullo mischiando le etichette in maniera random, in media nessuna differenza.</text:p>
      <text:p text:style-name="P9">Oppure fare tutte le permutazioni delle etichette dei campioni. Coeff binom 8 su 2 permutazioni random(solo bilanciate a due a due (0011 - 1100)). Per ognuna il numero di DE fai la media per ogni campione. Per ogni numero di campioni e per ogni normalizzazione.</text:p>
      <text:p text:style-name="P10">Per l’articolo: lucia altro dataset dove ci sono I campioni nulli.</text:p>
      <text:p text:style-name="P10"/>
      <text:p text:style-name="P10">30: analisi esplorative...</text:p>
      <text:p text:style-name="P9"/>
      <text:p text:style-name="P2"/>
      <text:p text:style-name="P2">per l’articolo: uscire dallo schema di proporre un metodo contrapposto a un altro,ma è una strategia di </text:p>
      <text:p text:style-name="P2">il centro del lavoro: un’analisi di falsi positivi e falsi negativi che occorrono durante l’analisi di epigenetica.</text:p>
      <text:p text:style-name="P2">“Minireview” dell’analisi classica che si fa.</text:p>
      <text:p text:style-name="P2">Oppure pooling di tutti I campioni e poi chiamare I picchi tutti insieme?</text:p>
      <text:p text:style-name="P2"/>
      <text:p text:style-name="P4">Dimostrare che la fase di peak calling è poco rilevante ma è più importante fare attenzione ai falsi positivi. </text:p>
      <text:p text:style-name="P6">In qualche modo avere un metodo automatizzato di decidere la threshold è la cosa finale mancante più importante!</text:p>
      <text:p text:style-name="P6"/>
      <text:p text:style-name="P7">Confrontare con un paio di pacchetti per la differenza di enrichment <text:span text:style-name="T1">csaw.</text:span></text:p>
      <text:p text:style-name="P3"/>
      <text:p text:style-name="P5">Aggiungere la single cell in artico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4:21:23.917736671</meta:creation-date>
    <dc:date>2018-11-22T16:08:01.686838392</dc:date>
    <meta:editing-duration>PT1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78" meta:character-count="1711" meta:non-whitespace-character-count="1450"/>
  </office:meta>
</office:document-meta>
</file>